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62" officeooo:paragraph-rsid="00020162"/>
    </style:style>
    <style:style style:name="P2" style:family="paragraph" style:parent-style-name="Standard">
      <style:text-properties fo:color="#008000" style:font-name="Consolas" fo:font-size="9.5pt" fo:font-weight="bold" officeooo:rsid="00020162" officeooo:paragraph-rsid="00020162" style:font-size-asian="9.5pt" style:font-weight-asian="bold" style:font-weight-complex="bold" fo:background-color="#ffffff"/>
    </style:style>
    <style:style style:name="P3" style:family="paragraph" style:parent-style-name="Standard">
      <style:text-properties fo:color="#000000" style:font-name="Consolas" fo:font-size="9.5pt" officeooo:rsid="00020162" officeooo:paragraph-rsid="00020162" style:font-size-asian="9.5pt" fo:background-color="#ffffff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20162" officeooo:paragraph-rsid="00020162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20162" officeooo:paragraph-rsid="00020162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3b158" officeooo:paragraph-rsid="0003b158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fo:font-weight="bold" officeooo:rsid="00020162" officeooo:paragraph-rsid="00020162" style:font-size-asian="9.5pt" style:font-weight-asian="bold" style:font-weight-complex="bold" fo:background-color="#ffffff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officeooo:rsid="00020162" style:font-size-asian="9.5pt" fo:background-color="#ffffff"/>
    </style:style>
    <style:style style:name="T3" style:family="text">
      <style:text-properties fo:color="#000000" style:font-name="Consolas" fo:font-size="9.5pt" officeooo:rsid="0003b158" style:font-size-asian="9.5pt" fo:background-color="#ffffff"/>
    </style:style>
    <style:style style:name="T4" style:family="text">
      <style:text-properties fo:color="#000000" style:font-name="Consolas" fo:font-size="9.5pt" officeooo:rsid="0004dfff" style:font-size-asian="9.5pt" fo:background-color="#ffffff"/>
    </style:style>
    <style:style style:name="T5" style:family="text">
      <style:text-properties fo:color="#008000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officeooo:rsid="00020162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ón 0.1</text:p>
      <text:p text:style-name="P1"/>
      <text:p text:style-name="P2">OptimaJet.Workflow.Core.Model</text:p>
      <text:p text:style-name="P1"><text:span text:style-name="T1"/></text:p>
      <text:p text:style-name="P1"><text:span text:style-name="T5">ActivityDefinition.cs: </text:span><text:span text:style-name="T1">Modificada a clase par</text:span><text:span text:style-name="T3">tial</text:span><text:span text:style-name="T1">, para poder añadir propiedades</text:span></text:p>
      <text:p text:style-name="P1"><text:span text:style-name="T5">ActivityDefinitionPartialClassAntWay.cs: </text:span><text:span text:style-name="T1">Añadidas propiedades a la clas</text:span><text:span text:style-name="T3">e</text:span><text:span text:style-name="T1"> ActivityDefinitio</text:span><text:span text:style-name="T3">n</text:span><text:span text:style-name="T1">.cs</text:span></text:p>
      <text:p text:style-name="P1"><text:span text:style-name="T1"/></text:p>
      <text:p text:style-name="P1"><text:span text:style-name="T5">ProcessDefinition.cs:</text:span><text:span text:style-name="T1"> Serialización de las propiedades boolean añadidas a la clase Activity</text:span></text:p>
      <text:p text:style-name="P3"/>
      <text:p text:style-name="P4"><text:span text:style-name="T5">TransitionClassifier.cs:</text:span><text:span text:style-name="T1"> Añadido element</text:span><text:span text:style-name="T3">o</text:span><text:span text:style-name="T1"> AntWay al enum</text:span></text:p>
      <text:p text:style-name="P5"><text:span text:style-name="T1"/></text:p>
      <text:p text:style-name="P7">OptimaJet.Workflow\Designer</text:p>
      <text:p text:style-name="P5"><text:span text:style-name="T3"/></text:p>
      <text:p text:style-name="P6"><text:span text:style-name="T6">Designer.cs:</text:span><text:span text:style-name="T1"> </text:span><text:span text:style-name="T2">Modificada a clase par</text:span><text:span text:style-name="T1">tial</text:span><text:span text:style-name="T2">, para poder añadir </text:span><text:span text:style-name="T1">métodos</text:span></text:p>
      <text:p text:style-name="P6"><text:span text:style-name="T6">DesignerPartialClassAntWay.cs:</text:span><text:span text:style-name="T1"> </text:span><text:span text:style-name="T4">Añadido método NewScheme, para que un esquema se cree con los elementos por defecto de AntW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35cm" fo:margin-right="1.3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7-05T09:40:10.022000000</dc:date>
    <meta:editing-duration>PT1M19S</meta:editing-duration>
    <meta:editing-cycles>1</meta:editing-cycles>
    <meta:document-statistic meta:table-count="0" meta:image-count="0" meta:object-count="0" meta:page-count="1" meta:paragraph-count="9" meta:word-count="63" meta:character-count="578" meta:non-whitespace-character-count="524"/>
  </office:meta>
</office:document-meta>
</file>